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060d" officeooo:paragraph-rsid="0014060d"/>
    </style:style>
    <style:style style:name="P2" style:family="paragraph" style:parent-style-name="Standard">
      <style:text-properties officeooo:rsid="0014060d" officeooo:paragraph-rsid="0015648c"/>
    </style:style>
    <style:style style:name="P3" style:family="paragraph" style:parent-style-name="Standard">
      <style:paragraph-properties style:line-height-at-least="0.198in"/>
      <style:text-properties fo:color="#cccccc" style:font-name="Droid Sans Mono" fo:font-size="10.5pt" fo:font-weight="normal" fo:background-color="#1f1f1f"/>
    </style:style>
    <style:style style:name="P4" style:family="paragraph" style:parent-style-name="Standard">
      <style:text-properties fo:color="#cccccc" style:font-name="Droid Sans Mono" fo:font-size="10.5pt" fo:font-weight="normal" officeooo:rsid="0014060d" officeooo:paragraph-rsid="0014060d" fo:background-color="#1f1f1f"/>
    </style:style>
    <style:style style:name="P5" style:family="paragraph" style:parent-style-name="Standard">
      <style:text-properties fo:color="#cccccc" style:font-name="Droid Sans Mono" fo:font-size="10.5pt" fo:font-weight="normal" officeooo:rsid="001e18fa" officeooo:paragraph-rsid="001e18fa" fo:background-color="#1f1f1f"/>
    </style:style>
    <style:style style:name="P6" style:family="paragraph" style:parent-style-name="Standard">
      <style:text-properties officeooo:rsid="0015648c" officeooo:paragraph-rsid="001611e4"/>
    </style:style>
    <style:style style:name="P7" style:family="paragraph" style:parent-style-name="Standard">
      <style:text-properties officeooo:rsid="001611e4" officeooo:paragraph-rsid="001611e4"/>
    </style:style>
    <style:style style:name="P8" style:family="paragraph" style:parent-style-name="Standard">
      <style:text-properties officeooo:rsid="001648d1" officeooo:paragraph-rsid="001648d1"/>
    </style:style>
    <style:style style:name="P9" style:family="paragraph" style:parent-style-name="Standard">
      <style:text-properties officeooo:rsid="001648d1" officeooo:paragraph-rsid="001816d5"/>
    </style:style>
    <style:style style:name="P10" style:family="paragraph" style:parent-style-name="Standard">
      <style:text-properties officeooo:rsid="001816d5" officeooo:paragraph-rsid="001816d5"/>
    </style:style>
    <style:style style:name="P11" style:family="paragraph" style:parent-style-name="Standard">
      <style:text-properties officeooo:rsid="001a11bd" officeooo:paragraph-rsid="001a11bd"/>
    </style:style>
    <style:style style:name="P12" style:family="paragraph" style:parent-style-name="Standard">
      <style:text-properties officeooo:rsid="001a2836" officeooo:paragraph-rsid="001a2836"/>
    </style:style>
    <style:style style:name="P13" style:family="paragraph" style:parent-style-name="Standard">
      <style:text-properties officeooo:rsid="001bad49" officeooo:paragraph-rsid="001bad49"/>
    </style:style>
    <style:style style:name="P14" style:family="paragraph" style:parent-style-name="Standard">
      <style:text-properties officeooo:rsid="001e18fa" officeooo:paragraph-rsid="001e18fa"/>
    </style:style>
    <style:style style:name="T1" style:family="text">
      <style:text-properties officeooo:rsid="0014060d"/>
    </style:style>
    <style:style style:name="T2" style:family="text">
      <style:text-properties fo:color="#9cdcfe"/>
    </style:style>
    <style:style style:name="T3" style:family="text">
      <style:text-properties fo:color="#4ec9b0"/>
    </style:style>
    <style:style style:name="T4" style:family="text">
      <style:text-properties officeooo:rsid="001648d1"/>
    </style:style>
    <style:style style:name="T5" style:family="text">
      <style:text-properties officeooo:rsid="001816d5"/>
    </style:style>
    <style:style style:name="T6" style:family="text">
      <style:text-properties officeooo:rsid="001a11bd"/>
    </style:style>
    <style:style style:name="T7" style:family="text">
      <style:text-properties fo:color="#dcdcaa"/>
    </style:style>
    <style:style style:name="T8" style:family="text">
      <style:text-properties fo:color="#ce9178"/>
    </style:style>
    <style:style style:name="T9" style:family="text">
      <style:text-properties fo:color="#569c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gged_gym</text:p>
      <text:p text:style-name="P1"/>
      <text:p text:style-name="P1">action:</text:p>
      <text:p text:style-name="P1">tensor([[-0.0547, -0.7778, -0.4554, -1.7710, -0.1105, <text:s/>1.4568, <text:s/>0.1800, -1.9211,</text:p>
      <text:p text:style-name="P1"><text:s text:c="10"/>0.0898, <text:s/>0.2138, <text:s/>2.0194, <text:s/>0.6369],</text:p>
      <text:p text:style-name="P1"><text:s text:c="8"/>[ 0.9208, -0.4091, -2.6063, -0.1312, -0.2083, <text:s/>1.8916, -0.8677, -0.4614,</text:p>
      <text:p text:style-name="P1"><text:s text:c="10"/>0.9900, <text:s/>0.7039, -0.3388, <text:s/>0.0701]], device='cuda:0')</text:p>
      <text:p text:style-name="P4"><text:span text:style-name="T2">self</text:span>.<text:span text:style-name="T2">cfg</text:span>.<text:span text:style-name="T3">control</text:span>.<text:span text:style-name="T2">action_scale = 0.5</text:span></text:p>
      <text:p text:style-name="P1"/>
      <text:p text:style-name="P1">torques:tensor([[-16.3324, -30.1334, <text:s/>56.7433, <text:s/>11.4826, -59.5819, -23.0418, <text:s text:c="2"/>2.8497,</text:p>
      <text:p text:style-name="P1"><text:s text:c="9"/>-46.0785, <text:s/>-2.8463, -33.7485, <text:s/>49.9896, -54.0871],</text:p>
      <text:p text:style-name="P1"><text:s text:c="8"/>[ 44.9004, -58.0901, <text:s/>71.3480, -15.1325, <text:s/>-2.1587, -24.4681, <text:s/>68.1235,</text:p>
      <text:p text:style-name="P1"><text:s text:c="9"/>-61.8558, <text:s/>48.3786, -15.6880, <text:s/>-4.4753, -19.6006]], device='cuda:0')</text:p>
      <text:p text:style-name="P1"/>
      <text:p text:style-name="P1">action:</text:p>
      <text:p text:style-name="P1">tensor([[-0.8919, -1.4568, <text:s/>1.7758, -1.1539, -0.1352, -0.7443, -0.4803, -0.6705,</text:p>
      <text:p text:style-name="P1"><text:s text:c="10"/>1.4834, -0.1207, -1.3893, <text:s/>1.7436],</text:p>
      <text:p text:style-name="P1"><text:s text:c="8"/>[ 2.1421, -0.0873, -0.5962, -0.0611, <text:s/>0.1881, -0.5687, -1.3308, <text:s/>0.7496,</text:p>
      <text:p text:style-name="P1"><text:s text:c="9"/>-0.4428, -0.8867, <text:s/>0.0558, -0.0148]], device='cuda:0')</text:p>
      <text:p text:style-name="P1"/>
      <text:p text:style-name="P1">torques</text:p>
      <text:p text:style-name="P1">tensor([[ <text:s/>4.4446, -47.9933, <text:s/>66.0471, -19.8250, -41.6045, -44.1873, <text:s/>24.0662,</text:p>
      <text:p text:style-name="P1"><text:s text:c="11"/>3.8409, <text:s/>-2.1152, <text:s/>-3.7125, -22.5658, <text:s text:c="2"/>3.4658],</text:p>
      <text:p text:style-name="P1"><text:s text:c="8"/>[ 80.0000, <text:s/>-4.1708, <text:s/>-8.1652, <text:s text:c="2"/>8.8333, <text:s/>-6.5762, <text:s/>-1.2980, -45.3794,</text:p>
      <text:p text:style-name="P1"><text:s text:c="10"/>47.1737, <text:s/>10.3981, -16.5820, <text:s text:c="2"/>3.7055, <text:s/>-1.8055]], device='cuda:0')</text:p>
      <text:p text:style-name="P1"/>
      <text:p text:style-name="P1">test_legged_gym</text:p>
      <text:p text:style-name="P1"/>
      <text:p text:style-name="P1">action:</text:p>
      <text:p text:style-name="P1">tensor([[ 1.1001, <text:s/>1.8447, -0.0481, <text:s/>0.9783, <text:s/>0.6431, <text:s/>0.7008, <text:s/>1.3148, <text:s/>0.5344,</text:p>
      <text:p text:style-name="P1"><text:s text:c="10"/>0.1705, -1.7217, -0.3216, <text:s/>1.7641],</text:p>
      <text:p text:style-name="P1"><text:s text:c="8"/>[ 1.5212, -0.3037, <text:s/>0.3823, -0.3573, <text:s/>0.8649, <text:s/>0.1045, <text:s/>2.2669, -1.3678,</text:p>
      <text:p text:style-name="P1"><text:s text:c="10"/>1.0605, -1.5710, -0.1118, <text:s/>0.8146]], device='cuda:0')</text:p>
      <text:p text:style-name="P1"/>
      <text:p text:style-name="P1">torques:</text:p>
      <text:p text:style-name="P1">tensor([[ 35.5798, <text:s/>80.0000, -80.0000, <text:s/>-1.7199, <text:s/>14.8262, <text:s/>80.0000, <text:s/>43.4735,</text:p>
      <text:p text:style-name="P1"><text:s text:c="10"/>31.7630, -80.0000, -80.0000, -20.0352, <text:s/>80.0000],</text:p>
      <text:p text:style-name="P1"><text:s text:c="8"/>[ 61.4829, <text:s/>12.8563, -80.0000, <text:s/>-1.3453, <text:s text:c="2"/>6.1691, <text:s/>80.0000, <text:s/>80.0000,</text:p>
      <text:p text:style-name="P1"><text:s text:c="9"/>-44.0101, -80.0000, -49.8437, -19.8524, <text:s/>80.0000]], device='cuda:0')</text:p>
      <text:p text:style-name="P1"/>
      <text:p text:style-name="P6">TestAction:</text:p>
      <text:p text:style-name="P6"><text:span text:style-name="T1">tensor([[-0.0547, -0.7778, -0.4554, -1.7710, -0.1105, <text:s/>1.4568, <text:s/>0.1800, -1.9211,</text:span></text:p>
      <text:p text:style-name="P2"><text:s text:c="10"/>0.0898, <text:s/>0.2138, <text:s/>2.0194, <text:s/>0.6369],</text:p>
      <text:p text:style-name="P2"><text:s text:c="8"/>[ 0.9208, -0.4091, -2.6063, -0.1312, -0.2083, <text:s/>1.8916, -0.8677, -0.4614,</text:p>
      <text:p text:style-name="P2"><text:s text:c="10"/>0.9900, <text:s/>0.7039, -0.3388, <text:s/>0.0701]], device='cuda:0')</text:p>
      <text:p text:style-name="P7">Torques(test_legged_gym):</text:p>
      <text:p text:style-name="P7">tensor([[-10.6122, -20.2523, -80.0000, -80.0000, -15.3194, <text:s/>80.0000, <text:s/>-1.9192,</text:p>
      <text:p text:style-name="P7"><text:s text:c="9"/>-66.4551, -80.0000, -21.2848, <text:s/>73.6050, <text:s/>80.0000],</text:p>
      <text:p text:style-name="P7"><text:s text:c="8"/>[ 37.4652, <text:s text:c="2"/>8.6403, -80.0000, <text:s text:c="2"/>7.6989, -36.7576, <text:s/>80.0000, -14.2141,</text:p>
      <text:p text:style-name="P7"><text:s text:c="10"/>-7.7549, -80.0000, <text:s/>41.1528, -28.9307, <text:s/>80.0000]], device='cuda:0')</text:p>
      <text:p text:style-name="P7">Torques(legged_gym):tensor([[ <text:s/>2.1354, -15.8600, -27.9740, -80.0000, <text:s/>-5.4082, <text:s/>70.5739, <text:s text:c="2"/>8.1670,</text:p>
      <text:p text:style-name="P7"><text:s text:c="9"/>-61.6467, -20.8510, <text:s/>-9.6579, <text:s/>80.0000, <text:s/>80.0000],</text:p>
      <text:p text:style-name="P7"><text:soft-page-break/><text:s text:c="8"/>[ 56.4221, -20.2314, -80.0000, <text:s/>20.2677, <text:s/>-0.4082, <text:s text:c="2"/>8.1239, -13.5474,</text:p>
      <text:p text:style-name="P7"><text:s text:c="11"/>3.6892, <text:s/>80.0000, <text:s/>48.6788, -17.0757, <text:s/>71.1160]], device='cuda:0')</text:p>
      <text:p text:style-name="P7"/>
      <text:p text:style-name="P7">__<text:span text:style-name="T4">compute_torques()</text:span></text:p>
      <text:p text:style-name="P7"/>
      <text:p text:style-name="P8">self.cfg.control.action_scale:0.5</text:p>
      <text:p text:style-name="P8">control_type=”P”</text:p>
      <text:p text:style-name="P10">P gain:80</text:p>
      <text:p text:style-name="P10">d gain:2 </text:p>
      <text:p text:style-name="P9">(legged_gym):</text:p>
      <text:p text:style-name="P8">self.default_dof_pos<text:span text:style-name="T5">： </text:span>tensor([[ 0.0000, <text:s/>0.4000, -0.8000, <text:s/>0.0000, -0.4000, <text:s/>0.8000, -0.0000, <text:s/>0.4000,</text:p>
      <text:p text:style-name="P8"><text:s text:c="9"/>-0.8000, -0.0000, -0.4000, <text:s/>0.8000]], device='cuda:0')</text:p>
      <text:p text:style-name="P10">self.dof_pos: tensor([[-0.0152, <text:s/>0.3307, -0.7558, <text:s/>0.0783, -0.4374, <text:s/>0.7652, -0.0031, <text:s/>0.2552,</text:p>
      <text:p text:style-name="P10"><text:s text:c="9"/>-0.6801, <text:s/>0.0750, -0.5090, <text:s/>0.3763],</text:p>
      <text:p text:style-name="P10"><text:s text:c="8"/>[-0.0908, <text:s/>0.4824, -0.9289, -0.1142, -0.4235, <text:s/>1.2715, -0.0947, <text:s/>0.2300,</text:p>
      <text:p text:style-name="P10"><text:s text:c="9"/>-1.1159, -0.1010, -0.3947, <text:s/>0.4338]], device='cuda:0')</text:p>
      <text:p text:style-name="P10"/>
      <text:p text:style-name="P10">self.dof_vel:tensor([[ -1.5557, <text:s/>-4.8558, <text:s text:c="2"/>3.1092, <text:s text:c="2"/>4.9575, <text:s text:c="2"/>1.9901, <text:s/>-4.7593, <text:s/>-0.3593,</text:p>
      <text:p text:style-name="P10"><text:s text:c="10"/>-1.8078, <text:s text:c="2"/>7.4241, <text:s text:c="2"/>6.1039, <text:s text:c="2"/>0.9051, -18.4397],</text:p>
      <text:p text:style-name="P10"><text:s text:c="8"/>[ -6.1636, <text:s/>-1.3614, <text:s/>-6.1513, <text:s/>-8.1893, <text:s/>-3.0202, <text:s/>14.9110, <text:s/>-6.7933,</text:p>
      <text:p text:style-name="P10"><text:s text:c="10"/>-4.2735, -12.6115, <text:s/>-6.2213, <text:s text:c="2"/>1.5503, -19.5099]], device='cuda:0')</text:p>
      <text:p text:style-name="P11">(test_legged_gym:)</text:p>
      <text:p text:style-name="P12">self.default_dof_pos:</text:p>
      <text:p text:style-name="P11">tensor([[ 0.0000, <text:s/>0.4000, -0.8000, <text:s/>0.0000, -0.4000, <text:s/>0.8000, -0.0000, <text:s/>0.4000,</text:p>
      <text:p text:style-name="P11"><text:s text:c="9"/>-0.8000, -0.0000, -0.4000, <text:s/>0.8000]], device='cuda:0')</text:p>
      <text:p text:style-name="P12">self.dof_pos:<text:span text:style-name="T6">tensor([[ 0.0389, <text:s/>0.3778, -0.2699, <text:s/>0.3231, -0.3907, <text:s/>0.1380, <text:s/>0.1284, <text:s/>0.3908,</text:span></text:p>
      <text:p text:style-name="P11"><text:s text:c="9"/>-0.1518, <text:s/>0.3123, -0.4146, <text:s/>0.3132],</text:p>
      <text:p text:style-name="P11"><text:s text:c="8"/>[-0.0454, <text:s/>0.2639, -0.0259, -0.1536, -0.2344, <text:s/>0.0228, -0.1458, <text:s/>0.3848,</text:p>
      <text:p text:style-name="P11"><text:s text:c="9"/>-0.2341, -0.0819, -0.3456, <text:s/>0.1883]], device='cuda:0')</text:p>
      <text:p text:style-name="P11"/>
      <text:p text:style-name="P13">self.dof_vel:tensor([[ <text:s/>1.8249, <text:s/>-3.8372, <text:s/>68.1795, <text:s text:c="2"/>1.8526, <text:s text:c="2"/>3.9183, -68.4409, <text:s/>-1.8136,</text:p>
      <text:p text:style-name="P13"><text:s text:c="10"/>-3.8212, <text:s/>68.0965, <text:s/>-1.8359, <text:s text:c="2"/>3.9048, -68.3637],</text:p>
      <text:p text:style-name="P13"><text:s text:c="8"/>[ <text:s/>1.8455, <text:s/>-3.7816, <text:s/>68.2194, <text:s text:c="2"/>1.8695, <text:s text:c="2"/>3.8649, -68.5021, <text:s/>-1.8350,</text:p>
      <text:p text:style-name="P13"><text:s text:c="10"/>-3.7653, <text:s/>68.1325, <text:s/>-1.8531, <text:s text:c="2"/>3.8511, -68.4223]], device='cuda:0'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(legged_robot)</text:p>
      <text:p text:style-name="P5"><text:span text:style-name="T7">print</text:span>(<text:span text:style-name="T8">"[Debug][step=</text:span><text:span text:style-name="T9">{0}</text:span><text:span text:style-name="T8">]self.dof_pos: </text:span><text:span text:style-name="T9">{1}</text:span><text:span text:style-name="T8">"</text:span>.<text:span text:style-name="T7">format</text:span>(<text:span text:style-name="T2">self</text:span>.<text:span text:style-name="T2">common_step_counter</text:span>,<text:span text:style-name="T2">self</text:span>.<text:span text:style-name="T2">dof_pos</text:span>.cpu().numpy()))</text:p>
      <text:p text:style-name="P3"><text:span text:style-name="T7">print</text:span>(<text:span text:style-name="T8">"[Debug][step=</text:span><text:span text:style-name="T9">{0}</text:span><text:span text:style-name="T8">]self.dof_vel: </text:span><text:span text:style-name="T9">{1}</text:span><text:span text:style-name="T8">"</text:span>.<text:span text:style-name="T7">format</text:span>(<text:span text:style-name="T2">self</text:span>.<text:span text:style-name="T2">common_step_counter</text:span>,<text:span text:style-name="T2">self</text:span>.<text:span text:style-name="T2">dof_vel</text:span>.cpu().numpy()))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6:27:48.631662773</meta:creation-date>
    <dc:date>2024-10-15T17:53:45.322869393</dc:date>
    <meta:editing-duration>PT1H15M12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3" meta:paragraph-count="77" meta:word-count="401" meta:character-count="4531" meta:non-whitespace-character-count="3654"/>
  </office:meta>
</office:document-meta>
</file>